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26984E32E194F179BF7.png" manifest:media-type="image/png"/>
  <manifest:file-entry manifest:full-path="Pictures/100000010000048B0000024CC5601198C18DDCE4.png" manifest:media-type="image/png"/>
  <manifest:file-entry manifest:full-path="Pictures/10000001000004CF0000018C6E7B7F8BF9675D38.png" manifest:media-type="image/png"/>
  <manifest:file-entry manifest:full-path="Pictures/10000001000006FC000001BDBC87602F9A2BC9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d1d3" officeooo:paragraph-rsid="0013d1d3" fo:background-color="#ffff0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3d1d3" officeooo:paragraph-rsid="0013d1d3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5c9c6" officeooo:paragraph-rsid="0015c9c6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83921" officeooo:paragraph-rsid="00183921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ae189" officeooo:paragraph-rsid="001ae189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e77ad" officeooo:paragraph-rsid="001e77ad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5c9c6" officeooo:paragraph-rsid="0015c9c6" fo:background-color="transparent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1"/>
      <text:p text:style-name="P2">1)</text:p>
      <text:p text:style-name="P2"/>
      <text:p text:style-name="P2"/>
      <text:p text:style-name="P2"><text:s/><draw:frame draw:style-name="fr3" draw:name="Image1" text:anchor-type="char" svg:width="16.792cm" svg:height="7.934cm" draw:z-index="0"><draw:image xlink:href="Pictures/10000001000006FC000001BDBC87602F9A2BC90D.png" xlink:type="simple" xlink:show="embed" xlink:actuate="onLoad" draw:mime-type="image/png"/></draw:frame><text:s text:c="128"/></text:p>
      <text:p text:style-name="P2"/>
      <text:p text:style-name="P3">2)</text:p>
      <text:p text:style-name="P3"><draw:frame draw:style-name="fr1" draw:name="Image5" text:anchor-type="char" svg:width="17cm" svg:height="5.468cm" draw:z-index="3"><draw:image xlink:href="Pictures/10000001000004CF0000018C6E7B7F8BF9675D38.png" xlink:type="simple" xlink:show="embed" xlink:actuate="onLoad" draw:mime-type="image/png"/></draw:frame></text:p>
      <text:p text:style-name="P3"/>
      <text:p text:style-name="P3"><text:s text:c="128"/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</text:p>
      <text:p text:style-name="P4"/>
      <text:p text:style-name="P4"><text:s/><draw:frame draw:style-name="fr2" draw:name="Image3" text:anchor-type="char" svg:width="17cm" svg:height="8.594cm" draw:z-index="1"><draw:image xlink:href="Pictures/100000010000048B0000024CC5601198C18DDCE4.png" xlink:type="simple" xlink:show="embed" xlink:actuate="onLoad" draw:mime-type="image/png"/></draw:frame><text:s text:c="129"/></text:p>
      <text:p text:style-name="P4"/>
      <text:p text:style-name="P5">4)</text:p>
      <text:p text:style-name="P5"/>
      <text:p text:style-name="P5"><text:s/><draw:frame draw:style-name="fr2" draw:name="Image4" text:anchor-type="char" svg:width="17cm" svg:height="11.538cm" draw:z-index="2"><draw:image xlink:href="Pictures/100000010000038D0000026984E32E194F179B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6:29:54.297537195</meta:creation-date>
    <dc:date>2024-03-14T15:52:48.326244225</dc:date>
    <meta:editing-duration>PT2H35M26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2" meta:paragraph-count="9" meta:word-count="7" meta:character-count="415" meta:non-whitespace-character-count="24"/>
  </office:meta>
</office:document-meta>
</file>